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46.29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52.44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28.54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143.55pt"/>
    </style:style>
    <style:style style:name="co15" style:family="table-column">
      <style:table-column-properties fo:break-before="auto" style:column-width="141.25pt"/>
    </style:style>
    <style:style style:name="co16" style:family="table-column">
      <style:table-column-properties fo:break-before="auto" style:column-width="39.34pt"/>
    </style:style>
    <style:style style:name="co17" style:family="table-column">
      <style:table-column-properties fo:break-before="auto" style:column-width="34.7pt"/>
    </style:style>
    <style:style style:name="co18" style:family="table-column">
      <style:table-column-properties fo:break-before="auto" style:column-width="29.31pt"/>
    </style:style>
    <style:style style:name="co19" style:family="table-column">
      <style:table-column-properties fo:break-before="auto" style:column-width="120.39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155.14pt"/>
    </style:style>
    <style:style style:name="co22" style:family="table-column">
      <style:table-column-properties fo:break-before="auto" style:column-width="239.3pt"/>
    </style:style>
    <style:style style:name="ro1" style:family="table-row">
      <style:table-row-properties style:row-height="34.3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center" fo:margin-left="0pt"/>
      <style:map style:condition="cell-content()=&quot;Run&quot;" style:apply-style-name="Accent_20_2" style:base-cell-address="Sheet1.D1"/>
      <style:map style:condition="cell-content()=&quot;F&quot;" style:apply-style-name="Good" style:base-cell-address="Sheet1.D1"/>
      <style:map style:condition="cell-content()=&quot;Bad&quot;" style:apply-style-name="Error" style:base-cell-address="Sheet1.D1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map style:condition="cell-content()=&quot;Run&quot;" style:apply-style-name="Accent_20_2" style:base-cell-address="Sheet1.D1"/>
      <style:map style:condition="cell-content()=&quot;F&quot;" style:apply-style-name="Good" style:base-cell-address="Sheet1.D1"/>
      <style:map style:condition="cell-content()=&quot;Bad&quot;" style:apply-style-name="Error" style:base-cell-address="Sheet1.D1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wrap-option="wrap"/>
    </style:style>
    <style:style style:name="ce27" style:family="table-cell" style:parent-style-name="Default">
      <style:text-properties fo:color="#ce181e"/>
    </style:style>
    <style:style style:name="ce58" style:family="table-cell" style:parent-style-name="Default">
      <style:text-properties fo:color="#000000"/>
    </style:style>
    <style:style style:name="ce18" style:family="table-cell" style:parent-style-name="Default">
      <style:text-properties fo:color="#ff0000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38" style:family="table-cell" style:parent-style-name="Default" style:data-style-name="N2">
      <style:text-properties fo:color="#000000"/>
    </style:style>
    <style:style style:name="ce36" style:family="table-cell" style:parent-style-name="Default" style:data-style-name="N2">
      <style:text-properties fo:color="#00a933"/>
    </style:style>
    <style:style style:name="ce42" style:family="table-cell" style:parent-style-name="Default" style:data-style-name="N2">
      <style:text-properties fo:color="#55308d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49" style:family="table-cell" style:parent-style-name="Default" style:data-style-name="N122">
      <style:text-properties fo:color="#ff4000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53" style:family="table-cell" style:parent-style-name="Default" style:data-style-name="N125">
      <style:table-cell-properties fo:wrap-option="wrap"/>
    </style:style>
    <style:style style:name="ce54" style:family="table-cell" style:parent-style-name="Default" style:data-style-name="N125"/>
    <style:style style:name="ce55" style:family="table-cell" style:parent-style-name="Default" style:data-style-name="N125">
      <style:text-properties fo:color="#ce181e"/>
    </style:style>
    <style:style style:name="ce56" style:family="table-cell" style:parent-style-name="Default" style:data-style-name="N125">
      <style:text-properties fo:color="#000000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61" style:family="table-cell" style:parent-style-name="Default" style:data-style-name="N4">
      <style:text-properties fo:color="#000000"/>
    </style:style>
    <style:style style:name="ce35" style:family="table-cell" style:parent-style-name="Default" style:data-style-name="N1">
      <style:text-properties fo:color="#158466"/>
    </style:style>
    <style:style style:name="ce66" style:family="table-cell" style:parent-style-name="Default" style:data-style-name="N1">
      <style:text-properties fo:color="#000000"/>
    </style:style>
    <style:style style:name="ce69" style:family="table-cell" style:parent-style-name="Default" style:data-style-name="N1">
      <style:text-properties fo:color="#00a933"/>
    </style:style>
    <style:style style:name="ce80" style:family="table-cell" style:parent-style-name="Default" style:data-style-name="N1">
      <style:text-properties fo:color="#ff4000"/>
    </style:style>
    <style:style style:name="ce60" style:family="table-cell" style:parent-style-name="Default" style:data-style-name="N124">
      <style:table-cell-properties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4">
      <style:text-properties fo:color="#000000"/>
    </style:style>
    <style:style style:name="ce76" style:family="table-cell" style:parent-style-name="Default" style:data-style-name="N124">
      <style:text-properties fo:color="#00a933"/>
    </style:style>
    <style:style style:name="ce87" style:family="table-cell" style:parent-style-name="Default" style:data-style-name="N124">
      <style:text-properties fo:color="#ff8000"/>
    </style:style>
    <style:style style:name="ce64" style:family="table-cell" style:parent-style-name="Default" style:data-style-name="N124">
      <style:text-properties fo:color="#7b3d00"/>
    </style:style>
    <style:style style:name="ce73" style:family="table-cell" style:parent-style-name="Default" style:data-style-name="N124">
      <style:text-properties fo:color="#b85c00"/>
    </style:style>
    <style:style style:name="ce81" style:family="table-cell" style:parent-style-name="Default" style:data-style-name="N124">
      <style:text-properties fo:color="#ff4000"/>
    </style:style>
    <style:style style:name="ce46" style:family="table-cell" style:parent-style-name="Default">
      <style:text-properties fo:color="#800080"/>
    </style:style>
    <style:style style:name="ce28" style:family="table-cell" style:parent-style-name="Default">
      <style:text-properties fo:color="#00a933"/>
    </style:style>
    <style:style style:name="ce47" style:family="table-cell" style:parent-style-name="Default">
      <style:text-properties fo:color="#ff4000"/>
    </style:style>
    <style:style style:name="ce37" style:family="table-cell" style:parent-style-name="Default">
      <style:text-properties fo:color="#ff0000" fo:font-weight="normal" style:font-weight-asian="normal" style:font-weight-complex="normal"/>
    </style:style>
    <style:style style:name="ce8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2"/>
        <table:table-column table:style-name="co5" table:default-cell-style-name="ce11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ce5"/>
        <table:table-column table:style-name="co8" table:default-cell-style-name="ce5"/>
        <table:table-column table:style-name="co8" table:default-cell-style-name="ce7"/>
        <table:table-column table:style-name="co5" table:number-columns-repeated="2" table:default-cell-style-name="ce16"/>
        <table:table-column table:style-name="co7" table:default-cell-style-name="ce16"/>
        <table:table-column table:style-name="co9" table:default-cell-style-name="ce54"/>
        <table:table-column table:style-name="co10" table:default-cell-style-name="ce20"/>
        <table:table-column table:style-name="co3" table:default-cell-style-name="ce3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62"/>
        <table:table-column table:style-name="co3" table:number-columns-repeated="2" table:default-cell-style-name="ce62"/>
        <table:table-column table:style-name="co14" table:default-cell-style-name="ce62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87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" office:value-type="string" calcext:value-type="string">
            <text:p>tmxu window</text:p>
          </table:table-cell>
          <table:table-cell table:style-name="ce1" office:value-type="string" calcext:value-type="string">
            <text:p>Host</text:p>
          </table:table-cell>
          <table:table-cell table:style-name="ce21" office:value-type="string" calcext:value-type="string">
            <text:p>Status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15" office:value-type="string" calcext:value-type="string">
            <text:p>Lambda Energy</text:p>
          </table:table-cell>
          <table:table-cell table:style-name="ce15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53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19" office:value-type="string" calcext:value-type="string">
            <text:p>Target Update Freq</text:p>
          </table:table-cell>
          <table:table-cell table:style-name="ce60" office:value-type="string" calcext:value-type="string">
            <text:p>Reward scale</text:p>
          </table:table-cell>
          <table:table-cell table:style-name="ce60" office:value-type="string" calcext:value-type="string">
            <text:p>Reward offset</text:p>
          </table:table-cell>
          <table:table-cell table:style-name="ce60" office:value-type="string" calcext:value-type="string">
            <text:p>Reward step offset</text:p>
          </table:table-cell>
          <table:table-cell table:style-name="ce60" office:value-type="string" calcext:value-type="string">
            <text:p>Reward activ.</text:p>
          </table:table-cell>
          <table:table-cell table:style-name="ce60" office:value-type="string" calcext:value-type="string">
            <text:p>Agents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-mize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office:value-type="string" calcext:value-type="string">
            <text:p>Ziel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86"/>
        </table:table-row>
        <table:table-row table:style-name="ro2">
          <table:table-cell office:value-type="float" office:value="1" calcext:value-type="float">
            <text:p>001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2" calcext:value-type="float">
            <text:p>002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3" calcext:value-type="float">
            <text:p>003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5" calcext:value-type="float">
            <text:p>005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00001" calcext:value-type="float">
            <text:p>0.000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6" calcext:value-type="float">
            <text:p>006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7" calcext:value-type="float">
            <text:p>007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9" calcext:value-type="float">
            <text:p>009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float" office:value="11" calcext:value-type="float">
            <text:p>011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0"/>
        </table:table-row>
        <table:table-row table:style-name="ro2">
          <table:table-cell office:value-type="float" office:value="12" calcext:value-type="float">
            <text:p>012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0"/>
        </table:table-row>
        <table:table-row table:style-name="ro2">
          <table:table-cell office:value-type="float" office:value="13" calcext:value-type="float">
            <text:p>013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014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015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0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89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88"/>
        </table:table-row>
        <table:table-row table:style-name="ro2">
          <table:table-cell office:value-type="float" office:value="22" calcext:value-type="float">
            <text:p>02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88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/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8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86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15" calcext:value-type="float">
            <text:p>0.01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55" office:value-type="float" office:value="0.000006" calcext:value-type="float">
            <text:p>0.000006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10*88" office:value-type="float" office:value="27280" calcext:value-type="float">
            <text:p>272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office:value-type="string" calcext:value-type="string">
            <text:p>SOLLTE RICHTIG GUT WERDEN!</text:p>
          </table:table-cell>
          <table:table-cell office:value-type="string" calcext:value-type="string">
            <text:p>Gar nicht!</text:p>
          </table:table-cell>
          <table:table-cell table:number-columns-repeated="986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27" office:value-type="string" calcext:value-type="string">
            <text:p>Single</text:p>
          </table:table-cell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88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5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70*80" office:value-type="float" office:value="13600" calcext:value-type="float">
            <text:p>1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/>
          <table:table-cell office:value-type="string" calcext:value-type="string">
            <text:p>Based on 111</text:p>
          </table:table-cell>
          <table:table-cell/>
          <table:table-cell office:value-type="string" calcext:value-type="string">
            <text:p>Geht in die richtige Richtung; jedoch mehr Training nötig; stärkere Regularisierung nötig; Problem: Loss steigt an!</text:p>
          </table:table-cell>
          <table:table-cell table:number-columns-repeated="986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00</text:p>
          </table:table-cell>
          <table:table-cell table:number-columns-repeated="3"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90*88" office:value-type="float" office:value="16720" calcext:value-type="float">
            <text:p>1672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0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3"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88" office:value-type="float" office:value="18480" calcext:value-type="float">
            <text:p>1848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8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8"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3"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25" calcext:value-type="float">
            <text:p>0.2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8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01" calcext:value-type="float">
            <text:p>0.0001</text:p>
          </table:table-cell>
          <table:table-cell table:number-columns-repeated="3"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,E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War nichts, immer divergiert</text:p>
          </table:table-cell>
          <table:table-cell table:number-columns-repeated="986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988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5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87" office:value-type="float" office:value="0.05" calcext:value-type="float">
            <text:p>0.050</text:p>
          </table:table-cell>
          <table:table-cell table:style-name="ce87" office:value-type="float" office:value="0.25" calcext:value-type="float">
            <text:p>0.25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Wie 115; nur mit reward, der meistens in [-1, 0.5] liegt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Like 117, only changed Network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5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table:style-name="ce36" office:value-type="float" office:value="0.5" calcext:value-type="float">
            <text:p>0.50</text:p>
          </table:table-cell>
          <table:table-cell table:style-name="ce45" office:value-type="float" office:value="0.015" calcext:value-type="float">
            <text:p>0.015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13" calcext:value-type="float">
            <text:p>0.130</text:p>
          </table:table-cell>
          <table:table-cell table:style-name="ce64" office:value-type="float" office:value="0.325" calcext:value-type="float">
            <text:p>0.325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90*88" office:value-type="float" office:value="25520" calcext:value-type="float">
            <text:p>25520</text:p>
          </table:table-cell>
          <table:table-cell table:style-name="ce18" office:value-type="float" office:value="512" calcext:value-type="float">
            <text:p>512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Changed reward!; Based on 114, reward function changed, better building</text:p>
          </table:table-cell>
          <table:table-cell office:value-type="string" calcext:value-type="string">
            <text:p>Ziel sollte sein: dauernd auf minimalen Wert, denn es wird nur der Energieverbrauch beruecksichtigt</text:p>
          </table:table-cell>
          <table:table-cell office:value-type="string" calcext:value-type="string">
            <text:p>Ziel nicht erreicht, da Regulaisierung viel, viel zu stark</text:p>
          </table:table-cell>
          <table:table-cell table:number-columns-repeated="98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005</text:p>
          </table:table-cell>
          <table:table-cell office:value-type="string" calcext:value-type="string">
            <text:p>cip3d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2" calcext:value-type="float">
            <text:p>0.020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21" calcext:value-type="float">
            <text:p>0.210</text:p>
          </table:table-cell>
          <table:table-cell table:style-name="ce64" office:value-type="float" office:value="0.75" calcext:value-type="float">
            <text:p>0.750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30*88" office:value-type="float" office:value="20240" calcext:value-type="float">
            <text:p>2024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Sollte besser werden als 121, vor allem das Ziel dort erreichen</text:p>
          </table:table-cell>
          <table:table-cell table:number-columns-repeated="98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003</text:p>
          </table:table-cell>
          <table:table-cell office:value-type="string" calcext:value-type="string">
            <text:p>cip3e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5" office:value-type="float" office:value="0.075" calcext:value-type="float">
            <text:p>0.0750</text:p>
          </table:table-cell>
          <table:table-cell table:number-columns-repeated="3"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1" calcext:value-type="float">
            <text:p>1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5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 table:number-columns-repeated="98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004</text:p>
          </table:table-cell>
          <table:table-cell office:value-type="string" calcext:value-type="string">
            <text:p>cip3e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2" calcext:value-type="float">
            <text:p>2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6</text:p>
          </table:table-cell>
          <table:table-cell table:number-columns-repeated="988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006</text:p>
          </table:table-cell>
          <table:table-cell office:value-type="string" calcext:value-type="string">
            <text:p>cip3c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2" calcext:value-type="float">
            <text:p>0.02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7</text:p>
          </table:table-cell>
          <table:table-cell table:number-columns-repeated="98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007</text:p>
          </table:table-cell>
          <table:table-cell office:value-type="string" calcext:value-type="string">
            <text:p>cip3c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42" office:value-type="float" office:value="0.25" calcext:value-type="float">
            <text:p>0.25</text:p>
          </table:table-cell>
          <table:table-cell table:style-name="ce49" office:value-type="float" office:value="0.07" calcext:value-type="float">
            <text:p>0.07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6" calcext:value-type="float">
            <text:p>0.600</text:p>
          </table:table-cell>
          <table:table-cell table:style-name="ce87" office:value-type="float" office:value="1.7" calcext:value-type="float">
            <text:p>1.700</text:p>
          </table:table-cell>
          <table:table-cell table:style-name="ce63"/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18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d on B001, changes setpoints: higher room temps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27" office:value-type="string" calcext:value-type="string">
            <text:p>based on B001, changed setpoints: cooling setpoint = heating setpoint + 7 all the time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8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Accent 2" calcext:value="=&quot;Run&quot;" calcext:base-cell-address="Sheet1.D1"/>
            <calcext:condition calcext:apply-style-name="Good" calcext:value="=&quot;F&quot;" calcext:base-cell-address="Sheet1.D1"/>
            <calcext:condition calcext:apply-style-name="Error" calcext:value="=&quot;Ba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0:00:19.867599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5-09T10:05:17.895333771</dc:date>
    <meta:editing-duration>P7DT12H7M52S</meta:editing-duration>
    <meta:editing-cycles>224</meta:editing-cycles>
    <meta:generator>LibreOffice/6.1.5.2$Linux_X86_64 LibreOffice_project/10$Build-2</meta:generator>
    <meta:document-statistic meta:table-count="1" meta:cell-count="1228" meta:object-count="0"/>
  </office:meta>
</office:document-meta>
</file>